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, Times, 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start" style:justify-single-word="false"/>
      <style:text-properties style:font-name="Times New Roman" fo:font-size="24pt" style:text-underline-style="solid" style:text-underline-width="auto" style:text-underline-color="font-color" style:font-size-asian="24pt" style:font-size-complex="24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 style:list-style-name="L1">
      <style:text-properties style:font-name="Times New Roman"/>
    </style:style>
    <style:style style:name="P6" style:family="paragraph" style:parent-style-name="Text_20_body" style:list-style-name="L3">
      <style:text-properties style:font-name="Times New Roman"/>
    </style:style>
    <style:style style:name="P7" style:family="paragraph" style:parent-style-name="Text_20_body">
      <style:text-properties style:font-name="Times New Roman" fo:font-weight="bold" style:font-weight-asian="bold" style:font-weight-complex="bold"/>
    </style:style>
    <style:style style:name="P8" style:family="paragraph" style:parent-style-name="Text_20_body">
      <style:text-properties style:font-name="Times New Roman" fo:font-weight="normal" style:font-weight-asian="normal" style:font-weight-complex="normal"/>
    </style:style>
    <style:style style:name="P9" style:family="paragraph" style:parent-style-name="Text_20_body" style:list-style-name="L5">
      <style:text-properties style:font-name="Times New Roman" fo:font-weight="normal" style:font-weight-asian="normal" style:font-weight-complex="normal"/>
    </style:style>
    <style:style style:name="P10" style:family="paragraph" style:parent-style-name="Text_20_body" style:list-style-name="L1"/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 til frigivelse af version 1:</text:p>
      <text:p text:style-name="Standard"/>
      <text:p text:style-name="Standard"/>
      <text:list xml:id="list1719333429" text:style-name="L1">
        <text:list-item>
          <text:p text:style-name="P2">About box manager og entry</text:p>
        </text:list-item>
        <text:list-item>
          <text:p text:style-name="P2">Tilføje licens tekst til ALLE .pas filer.</text:p>
        </text:list-item>
        <text:list-item>
          <text:p text:style-name="P5">Flyspray #77 (Old dates for MAC appalications) </text:p>
        </text:list-item>
        <text:list-item>
          <text:p text:style-name="P10"><text:span text:style-name="T1">Flyspray #69 ("Paste As.." skal placere felter der hvor musen er)</text:span> </text:p>
        </text:list-item>
        <text:list-item>
          <text:p text:style-name="P10">Flyspray #81 (Load af PDF på MAC).</text:p>
        </text:list-item>
        <text:list-item>
          <text:p text:style-name="P10">Keyboard shotcuts tilpasses OS standard:</text:p>
          <text:list>
            <text:list-item>
              <text:p text:style-name="P10">Fjern F10 som luk</text:p>
            </text:list-item>
            <text:list-item>
              <text:p text:style-name="P10">Ctrl+Q, Alt+F4 lukker (check MAC)</text:p>
            </text:list-item>
            <text:list-item>
              <text:p text:style-name="P10">Ctrl+W, Ctrl+F4 lukker vindue/dataform.</text:p>
            </text:list-item>
          </text:list>
        </text:list-item>
      </text:list>
      <text:p text:style-name="P4"/>
      <text:p text:style-name="P4">Mindre Store opgave der ikke er placeret endnu:</text:p>
      <text:list xml:id="list780115477" text:style-name="L3">
        <text:list-item>
          <text:p text:style-name="P6">Udvide <text:span text:style-name="T2">jumps</text:span><text:span text:style-name="T3"> med mulighed for “*” (asterisk) funktion, som aktivere på alle indput. Kan fx. bruges som GOTO.</text:span></text:p>
        </text:list-item>
      </text:list>
      <text:p text:style-name="P4"><text:span text:style-name="T3"/></text:p>
      <text:p text:style-name="P4"><text:span text:style-name="T3"/></text:p>
      <text:p text:style-name="P3"><text:span text:style-name="T3">Opgavelist til efter version 1:</text:span></text:p>
      <text:p text:style-name="P7"><text:span text:style-name="T3"/></text:p>
      <text:p text:style-name="P7"><text:span text:style-name="T3">Store Opgave der mangler:</text:span></text:p>
      <text:list xml:id="list891292908" text:style-name="L5">
        <text:list-item>
          <text:p text:style-name="P9">Oversættelse af GUI</text:p>
        </text:list-item>
        <text:list-item>
          <text:p text:style-name="P9">Flersprogs projekter</text:p>
        </text:list-item>
        <text:list-item>
          <text:p text:style-name="P9">Flere dataforme i et projekt</text:p>
        </text:list-item>
        <text:list-item>
          <text:p text:style-name="P9">Unique keys på dataforme</text:p>
        </text:list-item>
        <text:list-item>
          <text:p text:style-name="P9">Relate</text:p>
        </text:list-item>
        <text:list-item>
          <text:p text:style-name="P9">Rapport extension: validate id list rapport</text:p>
        </text:list-item>
        <text:list-item>
          <text:p text:style-name="P9">Adgangskontrol (kryptering)</text:p>
        </text:list-item>
        <text:list-item>
          <text:p text:style-name="P9">Undo/Redo system</text:p>
        </text:list-item>
        <text:list-item>
          <text:p text:style-name="P9">Shortcut editor</text:p>
        </text:list-item>
        <text:list-item>
          <text:p text:style-name="P9">Aligment på en dataform (incl. Fjernelse af “frirum”)</text:p>
        </text:list-item>
        <text:list-item>
          <text:p text:style-name="P9">CORE:</text:p>
          <text:list>
            <text:list-item>
              <text:p text:style-name="P9">Brug af TComponent som base</text:p>
            </text:list-item>
            <text:list-item>
              <text:p text:style-name="P9">Objecter gemmes i flow-rækkefølge.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, Times, 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1-10-04T13:37:48</meta:creation-date>
    <dc:date>2011-10-04T13:44:40</dc:date>
    <dc:creator>Torsten Christiansen</dc:creator>
    <meta:editing-duration>PT6M52S</meta:editing-duration>
    <meta:editing-cycles>3</meta:editing-cycles>
    <meta:generator>LibreOffice/3.4$Unix LibreOffice_project/340m1$Build-302</meta:generator>
    <meta:document-statistic meta:table-count="0" meta:image-count="0" meta:object-count="0" meta:page-count="1" meta:paragraph-count="27" meta:word-count="164" meta:character-count="933" meta:non-whitespace-character-count="817"/>
  </office:meta>
</office:document-meta>
</file>